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dBag.uniqu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Bag.decorate( Bag bag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Bag.add( Object object , int nCop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Bag.remove( Object object , int nCop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Bag.getCoun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Bag.TransformedBag( Bag bag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Bag.getB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Bag.decorateTransform( Bag bag , Transformer transform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